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" svg:font-family="Oswald"/>
  </office:font-face-decls>
  <office:automatic-styles>
    <style:style style:name="Table2" style:family="table">
      <style:table-properties style:width="19.001cm" table:align="margins" fo:background-color="transparent">
        <style:background-image/>
      </style:table-properties>
    </style:style>
    <style:style style:name="Table2.A" style:family="table-column">
      <style:table-column-properties style:column-width="1.991cm" style:rel-column-width="6868*"/>
    </style:style>
    <style:style style:name="Table2.B" style:family="table-column">
      <style:table-column-properties style:column-width="7.505cm" style:rel-column-width="25886*"/>
    </style:style>
    <style:style style:name="Table2.C" style:family="table-column">
      <style:table-column-properties style:column-width="2.896cm" style:rel-column-width="9989*"/>
    </style:style>
    <style:style style:name="Table2.D" style:family="table-column">
      <style:table-column-properties style:column-width="2.702cm" style:rel-column-width="9320*"/>
    </style:style>
    <style:style style:name="Table2.E" style:family="table-column">
      <style:table-column-properties style:column-width="3.905cm" style:rel-column-width="13472*"/>
    </style:style>
    <style:style style:name="Table2.1" style:family="table-row">
      <style:table-row-properties style:min-row-height="1.42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f1f2f2" fo:padding="0.4cm" fo:border-left="0.5pt solid #d1d3d4" fo:border-right="none" fo:border-top="0.5pt solid #d1d3d4" fo:border-bottom="0.5pt solid #d1d3d4">
        <style:background-image/>
      </style:table-cell-properties>
    </style:style>
    <style:style style:name="Table2.B1" style:family="table-cell">
      <style:table-cell-properties style:vertical-align="middle"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E1" style:family="table-cell">
      <style:table-cell-properties style:vertical-align="middle" fo:background-color="#f1f2f2" fo:padding="0.4cm" fo:border-left="none" fo:border-right="0.5pt solid #d1d3d4" fo:border-top="0.5pt solid #d1d3d4" fo:border-bottom="0.5pt solid #d1d3d4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A3" style:family="table-cell">
      <style:table-cell-properties fo:padding="0cm" fo:border="none"/>
    </style:style>
    <style:style style:name="Table2.B3" style:family="table-cell">
      <style:table-cell-properties fo:padding="0cm" fo:border="none"/>
    </style:style>
    <style:style style:name="Table2.C3" style:family="table-cell">
      <style:table-cell-properties fo:padding="0cm" fo:border="none"/>
    </style:style>
    <style:style style:name="Table2.D3" style:family="table-cell">
      <style:table-cell-properties fo:padding="0cm" fo:border="none"/>
    </style:style>
    <style:style style:name="Table2.E3" style:family="table-cell">
      <style:table-cell-properties fo:padding="0cm" fo:border="none"/>
    </style:style>
    <style:style style:name="Table2.4" style:family="table-row">
      <style:table-row-properties style:min-row-height="1.42cm"/>
    </style:style>
    <style:style style:name="Table2.A4" style:family="table-cell">
      <style:table-cell-properties fo:padding="0.4cm" fo:border="none"/>
    </style:style>
    <style:style style:name="Table2.B4" style:family="table-cell">
      <style:table-cell-properties fo:padding="0.4cm" fo:border="none"/>
    </style:style>
    <style:style style:name="Table2.C4" style:family="table-cell">
      <style:table-cell-properties fo:padding="0.4cm" fo:border="none"/>
    </style:style>
    <style:style style:name="Table2.D4" style:family="table-cell">
      <style:table-cell-properties fo:padding="0.4cm" fo:border="none"/>
    </style:style>
    <style:style style:name="Table2.E4" style:family="table-cell">
      <style:table-cell-properties fo:padding="0.4cm" fo:border="none"/>
    </style:style>
    <style:style style:name="Table2.A5" style:family="table-cell">
      <style:table-cell-properties fo:padding="0cm" fo:border="none"/>
    </style:style>
    <style:style style:name="Table2.B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D5" style:family="table-cell">
      <style:table-cell-properties fo:padding="0cm" fo:border="none"/>
    </style:style>
    <style:style style:name="Table2.E5" style:family="table-cell">
      <style:table-cell-properties fo:padding="0cm" fo:border="none"/>
    </style:style>
    <style:style style:name="Table2.A6" style:family="table-cell">
      <style:table-cell-properties fo:padding="0cm" fo:border="none"/>
    </style:style>
    <style:style style:name="Table2.B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Table2.D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7" style:family="table-row">
      <style:table-row-properties style:min-row-height="1.42cm"/>
    </style:style>
    <style:style style:name="Table2.A7" style:family="table-cell">
      <style:table-cell-properties fo:background-color="#f1f2f2" fo:padding="0.4cm" fo:border-left="0.5pt solid #d1d3d4" fo:border-right="none" fo:border-top="0.5pt solid #d1d3d4" fo:border-bottom="0.5pt solid #d1d3d4">
        <style:background-image/>
      </style:table-cell-properties>
    </style:style>
    <style:style style:name="Table2.B7" style:family="table-cell">
      <style:table-cell-properties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C7" style:family="table-cell">
      <style:table-cell-properties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D7" style:family="table-cell">
      <style:table-cell-properties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E7" style:family="table-cell">
      <style:table-cell-properties fo:background-color="#f1f2f2" fo:padding="0.4cm" fo:border-left="none" fo:border-right="0.5pt solid #d1d3d4" fo:border-top="0.5pt solid #d1d3d4" fo:border-bottom="0.5pt solid #d1d3d4">
        <style:background-image/>
      </style:table-cell-properties>
    </style:style>
    <style:style style:name="Table2.A8" style:family="table-cell">
      <style:table-cell-properties fo:padding="0cm" fo:border="none"/>
    </style:style>
    <style:style style:name="Table2.B8" style:family="table-cell">
      <style:table-cell-properties fo:padding="0cm" fo:border="none"/>
    </style:style>
    <style:style style:name="Table2.C8" style:family="table-cell">
      <style:table-cell-properties fo:padding="0cm" fo:border="none"/>
    </style:style>
    <style:style style:name="Table2.D8" style:family="table-cell">
      <style:table-cell-properties fo:padding="0cm" fo:border="none"/>
    </style:style>
    <style:style style:name="Table2.E8" style:family="table-cell">
      <style:table-cell-properties fo:padding="0cm" fo:border="none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cm" fo:border="none"/>
    </style:style>
    <style:style style:name="Table2.C9" style:family="table-cell">
      <style:table-cell-properties fo:padding="0cm" fo:border="none"/>
    </style:style>
    <style:style style:name="Table2.D9" style:family="table-cell">
      <style:table-cell-properties fo:padding="0cm" fo:border="none"/>
    </style:style>
    <style:style style:name="Table2.E9" style:family="table-cell">
      <style:table-cell-properties fo:padding="0cm" fo:border="none"/>
    </style:style>
    <style:style style:name="Table2.10" style:family="table-row">
      <style:table-row-properties style:min-row-height="0.82cm"/>
    </style:style>
    <style:style style:name="Table2.A10" style:family="table-cell">
      <style:table-cell-properties fo:padding="0.4cm" fo:border="none"/>
    </style:style>
    <style:style style:name="Table2.E10" style:family="table-cell">
      <style:table-cell-properties fo:padding="0.4cm" fo:border="none"/>
    </style:style>
    <style:style style:name="Table2.11" style:family="table-row">
      <style:table-row-properties style:min-row-height="0.82cm"/>
    </style:style>
    <style:style style:name="Table2.A11" style:family="table-cell">
      <style:table-cell-properties fo:padding="0.4cm" fo:border="none"/>
    </style:style>
    <style:style style:name="Table2.E11" style:family="table-cell">
      <style:table-cell-properties fo:padding="0.4cm" fo:border="none"/>
    </style:style>
    <style:style style:name="Table2.12" style:family="table-row">
      <style:table-row-properties style:min-row-height="0.82cm"/>
    </style:style>
    <style:style style:name="Table2.A12" style:family="table-cell">
      <style:table-cell-properties fo:padding="0.4cm" fo:border="none"/>
    </style:style>
    <style:style style:name="Table2.E12" style:family="table-cell">
      <style:table-cell-properties fo:padding="0.4cm" fo:border="none"/>
    </style:style>
    <style:style style:name="P1" style:family="paragraph" style:parent-style-name="Table_20_Contents">
      <style:text-properties fo:color="#afdfe4" loext:opacity="100%" style:font-name="Oswald" fo:font-size="30pt" fo:font-weight="bold" officeooo:rsid="001fe16d" officeooo:paragraph-rsid="001fe16d" style:font-size-asian="30pt" style:font-weight-asian="bold" style:font-size-complex="3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afdfe4" loext:opacity="100%" style:font-name="Oswald" fo:font-size="30pt" fo:font-weight="bold" style:font-size-asian="30pt" style:font-weight-asian="bold" style:font-size-complex="30pt" style:font-weight-complex="bold"/>
    </style:style>
    <style:style style:name="P3" style:family="paragraph" style:parent-style-name="Table_20_Contents">
      <style:text-properties fo:color="#ffffff" loext:opacity="100%" style:font-name="Oswald" fo:font-size="12pt" fo:font-weight="bold" officeooo:rsid="001fe16d" officeooo:paragraph-rsid="001fe16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ffffff" loext:opacity="100%" style:font-name="Oswald" fo:font-weight="bold" style:font-weight-asian="bold" style:font-weight-complex="bold"/>
    </style:style>
    <style:style style:name="P5" style:family="paragraph" style:parent-style-name="Table_20_Contents">
      <style:text-properties fo:color="#ffffff" loext:opacity="100%" style:font-name="Oswald" fo:font-weight="bold" officeooo:rsid="0021474a" officeooo:paragraph-rsid="0021474a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ffffff" loext:opacity="100%" style:font-name="Oswald" fo:font-weight="bold" officeooo:rsid="0021474a" officeooo:paragraph-rsid="0021474a" style:font-weight-asian="bold" style:font-weight-complex="bold"/>
    </style:style>
    <style:style style:name="P7" style:family="paragraph" style:parent-style-name="Table_20_Contents">
      <style:text-properties fo:color="#ffffff" loext:opacity="100%" style:font-name="Oswald" officeooo:rsid="0021474a" officeooo:paragraph-rsid="0021474a"/>
    </style:style>
    <style:style style:name="P8" style:family="paragraph" style:parent-style-name="Table_20_Contents">
      <style:text-properties style:font-name="Oswald"/>
    </style:style>
    <style:style style:name="P9" style:family="paragraph" style:parent-style-name="Footer">
      <style:paragraph-properties fo:text-align="end" style:justify-single-word="false"/>
      <style:text-properties style:font-name="Oswald" fo:font-size="11pt" officeooo:paragraph-rsid="003a0611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Oswald" fo:font-size="11pt" fo:font-weight="bold" officeooo:rsid="003361b3" officeooo:paragraph-rsid="003361b3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Oswald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swald" fo:font-weight="bold" officeooo:rsid="0022c092" officeooo:paragraph-rsid="0022c092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Oswald" fo:font-weight="bold" officeooo:rsid="0022c092" officeooo:paragraph-rsid="0022c092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Oswald"/>
    </style:style>
    <style:style style:name="P15" style:family="paragraph" style:parent-style-name="Table_20_Contents">
      <style:paragraph-properties fo:text-align="start" style:justify-single-word="false"/>
      <style:text-properties style:font-name="Oswald"/>
    </style:style>
    <style:style style:name="P16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7" style:family="paragraph" style:parent-style-name="Standard">
      <style:text-properties style:font-name="Oswald" fo:font-size="10pt" officeooo:rsid="0041d08e" officeooo:paragraph-rsid="0041d08e" style:font-size-asian="10pt" style:font-size-complex="10pt"/>
    </style:style>
    <style:style style:name="P18" style:family="paragraph" style:parent-style-name="Table_20_Contents">
      <style:text-properties fo:color="#77787b" loext:opacity="100%" style:font-name="Oswald" fo:font-size="10pt" fo:font-weight="bold" officeooo:rsid="003ad086" officeooo:paragraph-rsid="003ad086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21" style:family="paragraph" style:parent-style-name="Table_20_Contents">
      <style:text-properties fo:color="#77787b" loext:opacity="100%" style:font-name="Oswald" fo:font-size="9pt" fo:font-weight="normal" officeooo:rsid="003ad086" officeooo:paragraph-rsid="003ad086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77787b" loext:opacity="100%" style:font-name="Oswald"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fo:color="#77787b" loext:opacity="100%" style:font-name="Oswald" fo:font-size="11pt" style:font-size-asian="11pt" style:font-size-complex="11pt"/>
    </style:style>
    <style:style style:name="P24" style:family="paragraph" style:parent-style-name="Table_20_Contents">
      <style:text-properties fo:color="#77787b" loext:opacity="100%" style:font-name="Oswald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77787b" loext:opacity="100%" style:font-name="Oswald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text-properties officeooo:paragraph-rsid="0037e910"/>
    </style:style>
    <style:style style:name="P27" style:family="paragraph" style:parent-style-name="Standard">
      <style:text-properties officeooo:paragraph-rsid="0041d08e"/>
    </style:style>
    <style:style style:name="P28" style:family="paragraph">
      <loext:graphic-properties draw:fill="solid" draw:fill-color="#26313d"/>
      <style:paragraph-properties style:writing-mode="lr-tb"/>
    </style:style>
    <style:style style:name="T1" style:family="text">
      <style:text-properties officeooo:rsid="0021474a"/>
    </style:style>
    <style:style style:name="T2" style:family="text">
      <style:text-properties style:font-name="Oswald" officeooo:rsid="00243c33"/>
    </style:style>
    <style:style style:name="T3" style:family="text">
      <style:text-properties style:font-name="Oswald" officeooo:rsid="00264afb"/>
    </style:style>
    <style:style style:name="T4" style:family="text">
      <style:text-properties style:font-name="Oswald" fo:font-size="10pt" officeooo:rsid="0041d08e" style:font-size-asian="10pt" style:font-size-complex="10pt"/>
    </style:style>
    <style:style style:name="T5" style:family="text">
      <style:text-properties officeooo:rsid="002c6292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gr1" style:family="graphic">
      <style:graphic-properties draw:stroke="none" draw:fill="solid" draw:fill-color="#26313d" draw:textarea-horizontal-align="left" draw:textarea-vertical-align="top" draw:auto-grow-height="false" fo:min-height="8.038cm" fo:min-width="20.101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amount_total" text:name="py3o.o.bf_amount_total"/>
        <text:user-field-decl office:value-type="string" office:string-value="bf_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bf_comment" text:name="py3o.o.bf_comment"/>
      </text:user-field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2">QTY</text:p>
            </table:table-cell>
            <table:table-cell table:style-name="Table2.B1" office:value-type="string">
              <text:p text:style-name="P12">DESCRIPTION</text:p>
            </table:table-cell>
            <table:table-cell table:style-name="Table2.B1" office:value-type="string">
              <text:p text:style-name="P13">U. PRICE</text:p>
            </table:table-cell>
            <table:table-cell table:style-name="Table2.B1" office:value-type="string">
              <text:p text:style-name="P13">TAXES</text:p>
            </table:table-cell>
            <table:table-cell table:style-name="Table2.E1" office:value-type="string">
              <text:p text:style-name="P13">PRICE</text:p>
            </table:table-cell>
          </table:table-row>
        </table:table-header-rows>
        <table:table-row table:style-name="TableLine184769776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Table_20_Contents"><text:a xlink:type="simple" xlink:href="py3o://for=%22line_count,%20line%20in%20enumerate(o.invoice_line_ids,%201)%22" text:style-name="Internet_20_link" text:visited-style-name="Visited_20_Internet_20_Link"><text:span text:style-name="T2">for="line_count, line in enumerate(o.invoice_line_ids, 1)"</text:span></text:a></text:p>
          </table:table-cell>
          <table:table-cell table:style-name="Table2.C2" office:value-type="string">
            <text:p text:style-name="P14"/>
          </table:table-cell>
          <table:table-cell table:style-name="Table2.D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 table:style-name="TableLine191748096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Table_20_Contents"><text:a xlink:type="simple" xlink:href="py3o://if=%22line_count%252==1%22" text:style-name="Internet_20_link" text:visited-style-name="Visited_20_Internet_20_Link"><text:span text:style-name="T5">if="line_count%2==1"</text:span></text:a></text:p>
          </table:table-cell>
          <table:table-cell table:style-name="Table2.C3" office:value-type="string">
            <text:p text:style-name="P14"/>
          </table:table-cell>
          <table:table-cell table:style-name="Table2.D3" office:value-type="string">
            <text:p text:style-name="P14"/>
          </table:table-cell>
          <table:table-cell table:style-name="Table2.E3" office:value-type="string">
            <text:p text:style-name="P14"/>
          </table:table-cell>
        </table:table-row>
        <table:table-row table:style-name="Table2.4">
          <table:table-cell table:style-name="Table2.A4" office:value-type="string">
            <text:p text:style-name="P22"><text:user-field-get text:name="py3o.line.bf_quantity">qty</text:user-field-get></text:p>
          </table:table-cell>
          <table:table-cell table:style-name="Table2.B4" office:value-type="string">
            <text:p text:style-name="P24"><text:user-field-get text:name="py3o.line.product_id.name">line.product_id.name</text:user-field-get></text:p>
            <text:p text:style-name="P25"><text:user-field-get text:name="py3o.line.bf_name">line.bf_name</text:user-field-get></text:p>
          </table:table-cell>
          <table:table-cell table:style-name="Table2.C4" office:value-type="string">
            <text:p text:style-name="P23"><text:user-field-get text:name="py3o.line.bf_price_unit">bf_price_unit</text:user-field-get></text:p>
          </table:table-cell>
          <table:table-cell table:style-name="Table2.D4" office:value-type="string">
            <text:p text:style-name="P23"><text:user-field-get text:name="py3o.line.bf_invoice_line_tax_ids">tax</text:user-field-get></text:p>
          </table:table-cell>
          <table:table-cell table:style-name="Table2.E4" office:value-type="string">
            <text:p text:style-name="P23"><text:user-field-get text:name="py3o.line.bf_price_subtotal">subtotal</text:user-field-get></text:p>
          </table:table-cell>
        </table:table-row>
        <table:table-row table:style-name="TableLine169569680">
          <table:table-cell table:style-name="Table2.A5" office:value-type="string">
            <text:p text:style-name="P15"/>
          </table:table-cell>
          <table:table-cell table:style-name="Table2.B5" office:value-type="string">
            <text:p text:style-name="Table_20_Contents"><text:a xlink:type="simple" xlink:href="py3o:///if" text:style-name="Internet_20_link" text:visited-style-name="Visited_20_Internet_20_Link"><text:span text:style-name="T2">if</text:span></text:a></text:p>
          </table:table-cell>
          <table:table-cell table:style-name="Table2.C5" office:value-type="string">
            <text:p text:style-name="P14"/>
          </table:table-cell>
          <table:table-cell table:style-name="Table2.D5" office:value-type="string">
            <text:p text:style-name="P14"/>
          </table:table-cell>
          <table:table-cell table:style-name="Table2.E5" office:value-type="string">
            <text:p text:style-name="P14"/>
          </table:table-cell>
        </table:table-row>
        <table:table-row table:style-name="TableLine172288736">
          <table:table-cell table:style-name="Table2.A6" office:value-type="string">
            <text:p text:style-name="P15"/>
          </table:table-cell>
          <table:table-cell table:style-name="Table2.B6" office:value-type="string">
            <text:p text:style-name="Table_20_Contents"><text:a xlink:type="simple" xlink:href="py3o://if=%22line_count%252==0%22" text:style-name="Internet_20_link" text:visited-style-name="Visited_20_Internet_20_Link"><text:span text:style-name="T5">if="line_count%2==0"</text:span></text:a></text:p>
          </table:table-cell>
          <table:table-cell table:style-name="Table2.C6" office:value-type="string">
            <text:p text:style-name="P14"/>
          </table:table-cell>
          <table:table-cell table:style-name="Table2.D6" office:value-type="string">
            <text:p text:style-name="P14"/>
          </table:table-cell>
          <table:table-cell table:style-name="Table2.E6" office:value-type="string">
            <text:p text:style-name="P14"/>
          </table:table-cell>
        </table:table-row>
        <table:table-row table:style-name="Table2.7">
          <table:table-cell table:style-name="Table2.A7" office:value-type="string">
            <text:p text:style-name="P22"><text:user-field-get text:name="py3o.line.bf_quantity">qty</text:user-field-get></text:p>
          </table:table-cell>
          <table:table-cell table:style-name="Table2.B7" office:value-type="string">
            <text:p text:style-name="P24"><text:user-field-get text:name="py3o.line.product_id.name">line.product_id.name</text:user-field-get></text:p>
            <text:p text:style-name="P25"><text:user-field-get text:name="py3o.line.bf_name">line.bf_name</text:user-field-get></text:p>
          </table:table-cell>
          <table:table-cell table:style-name="Table2.C7" office:value-type="string">
            <text:p text:style-name="P23"><text:user-field-get text:name="py3o.line.bf_price_unit">bf_price_unit</text:user-field-get></text:p>
          </table:table-cell>
          <table:table-cell table:style-name="Table2.D7" office:value-type="string">
            <text:p text:style-name="P23"><text:user-field-get text:name="py3o.line.bf_invoice_line_tax_ids">tax</text:user-field-get></text:p>
          </table:table-cell>
          <table:table-cell table:style-name="Table2.E7" office:value-type="string">
            <text:p text:style-name="P23"><text:user-field-get text:name="py3o.line.bf_price_subtotal">subtotal</text:user-field-get></text:p>
          </table:table-cell>
        </table:table-row>
        <table:table-row table:style-name="TableLine172027616">
          <table:table-cell table:style-name="Table2.A8" office:value-type="string">
            <text:p text:style-name="P15"/>
          </table:table-cell>
          <table:table-cell table:style-name="Table2.B8" office:value-type="string">
            <text:p text:style-name="Table_20_Contents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e2.C8" office:value-type="string">
            <text:p text:style-name="P14"/>
          </table:table-cell>
          <table:table-cell table:style-name="Table2.D8" office:value-type="string">
            <text:p text:style-name="P14"/>
          </table:table-cell>
          <table:table-cell table:style-name="Table2.E8" office:value-type="string">
            <text:p text:style-name="P14"/>
          </table:table-cell>
        </table:table-row>
        <table:table-row table:style-name="TableLine174316256">
          <table:table-cell table:style-name="Table2.A9" office:value-type="string">
            <text:p text:style-name="P15"/>
          </table:table-cell>
          <table:table-cell table:style-name="Table2.B9" office:value-type="string">
            <text:p text:style-name="Table_20_Contents"><text:a xlink:type="simple" xlink:href="py3o:///for" text:style-name="Internet_20_link" text:visited-style-name="Visited_20_Internet_20_Link"><text:span text:style-name="T3">for</text:span></text:a></text:p>
          </table:table-cell>
          <table:table-cell table:style-name="Table2.C9" office:value-type="string">
            <text:p text:style-name="P14"/>
          </table:table-cell>
          <table:table-cell table:style-name="Table2.D9" office:value-type="string">
            <text:p text:style-name="P14"/>
          </table:table-cell>
          <table:table-cell table:style-name="Table2.E9" office:value-type="string">
            <text:p text:style-name="P14"/>
          </table:table-cell>
        </table:table-row>
        <table:table-row table:style-name="Table2.10">
          <table:table-cell table:style-name="Table2.A10" table:number-columns-spanned="4" office:value-type="string">
            <text:p text:style-name="P10">SUBTOTAL</text:p>
          </table:table-cell>
          <table:covered-table-cell/>
          <table:covered-table-cell/>
          <table:covered-table-cell/>
          <table:table-cell table:style-name="Table2.E10" office:value-type="string">
            <text:p text:style-name="P11"><text:user-field-get text:name="py3o.o.bf_amount_untaxed">bf_amount_untaxed</text:user-field-get></text:p>
          </table:table-cell>
        </table:table-row>
        <table:table-row table:style-name="Table2.11">
          <table:table-cell table:style-name="Table2.A11" table:number-columns-spanned="4" office:value-type="string">
            <text:p text:style-name="P10">TAXES</text:p>
          </table:table-cell>
          <table:covered-table-cell/>
          <table:covered-table-cell/>
          <table:covered-table-cell/>
          <table:table-cell table:style-name="Table2.E11" office:value-type="string">
            <text:p text:style-name="P11"><text:user-field-get text:name="py3o.o.bf_amount_tax">bf_amount_tax</text:user-field-get></text:p>
          </table:table-cell>
        </table:table-row>
        <table:table-row table:style-name="Table2.12">
          <table:table-cell table:style-name="Table2.A12" table:number-columns-spanned="4" office:value-type="string">
            <text:p text:style-name="P10">TOTAL</text:p>
          </table:table-cell>
          <table:covered-table-cell/>
          <table:covered-table-cell/>
          <table:covered-table-cell/>
          <table:table-cell table:style-name="Table2.E12" office:value-type="string">
            <text:p text:style-name="P11"><text:user-field-get text:name="py3o.o.bf_amount_total">bf_amount_total</text:user-field-get></text:p>
          </table:table-cell>
        </table:table-row>
      </table:table>
      <text:p text:style-name="P26"><text:a xlink:type="simple" xlink:href="py3o://if=%22o.payment_term_id%22" text:style-name="Internet_20_link" text:visited-style-name="Visited_20_Internet_20_Link"><text:span text:style-name="T4">if="o.payment_term_id"</text:span></text:a></text:p>
      <text:p text:style-name="P16"/>
      <text:p text:style-name="P19"><text:span text:style-name="T6">Payment Terms:</text:span> <text:user-field-get text:name="py3o.o.payment_term_id.bf_note">payment_term_id.bf_note</text:user-field-get></text:p>
      <text:p text:style-name="P27"><text:a xlink:type="simple" xlink:href="py3o:///if" text:style-name="Internet_20_link" text:visited-style-name="Visited_20_Internet_20_Link"><text:span text:style-name="T4">if</text:span></text:a></text:p>
      <text:p text:style-name="P27"><text:soft-page-break/><text:a xlink:type="simple" xlink:href="py3o://if=%22o.comment%22" text:style-name="Internet_20_link" text:visited-style-name="Visited_20_Internet_20_Link"><text:span text:style-name="T4">if="o.comment"</text:span></text:a></text:p>
      <text:p text:style-name="P17"/>
      <text:p text:style-name="P20"><text:span text:style-name="T6">Terms &amp; Conditions:</text:span> <text:user-field-get text:name="py3o.o.bf_comment">bf_comment</text:user-field-get></text:p>
      <text:p text:style-name="P27"><text:a xlink:type="simple" xlink:href="py3o:///if" text:style-name="Internet_20_link" text:visited-style-name="Visited_20_Internet_20_Link"><text:span text:style-name="T4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" svg:font-family="Oswal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1" style:family="table-row">
      <style:table-row-properties style:min-row-height="2.506cm"/>
    </style:style>
    <style:style style:name="Table3.A1" style:family="table-cell">
      <style:table-cell-properties fo:padding="0cm" fo:border="none"/>
    </style:style>
    <style:style style:name="Table1" style:family="table">
      <style:table-properties style:width="18.902cm" table:align="margins"/>
    </style:style>
    <style:style style:name="Table1.A" style:family="table-column">
      <style:table-column-properties style:column-width="5.459cm" style:rel-column-width="18926*"/>
    </style:style>
    <style:style style:name="Table1.B" style:family="table-column">
      <style:table-column-properties style:column-width="5.29cm" style:rel-column-width="18342*"/>
    </style:style>
    <style:style style:name="Table1.C" style:family="table-column">
      <style:table-column-properties style:column-width="3.464cm" style:rel-column-width="12009*"/>
    </style:style>
    <style:style style:name="Table1.D" style:family="table-column">
      <style:table-column-properties style:column-width="4.688cm" style:rel-column-width="16258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="0.101cm" fo:border="none"/>
    </style:style>
    <style:style style:name="MP1" style:family="paragraph" style:parent-style-name="Footer">
      <style:paragraph-properties fo:text-align="end" style:justify-single-word="false"/>
      <style:text-properties style:font-name="Oswald" fo:font-size="11pt" officeooo:paragraph-rsid="003a0611" style:font-size-asian="11pt" style:font-size-complex="11pt"/>
    </style:style>
    <style:style style:name="MP2" style:family="paragraph" style:parent-style-name="Table_20_Contents">
      <style:text-properties fo:color="#afdfe4" loext:opacity="100%" style:font-name="Oswald" fo:font-size="30pt" fo:font-weight="bold" officeooo:rsid="001fe16d" officeooo:paragraph-rsid="001fe16d" style:font-size-asian="30pt" style:font-weight-asian="bold" style:font-size-complex="30pt" style:font-weight-complex="bold"/>
    </style:style>
    <style:style style:name="MP3" style:family="paragraph">
      <loext:graphic-properties draw:fill="solid" draw:fill-color="#26313d"/>
      <style:paragraph-properties style:writing-mode="lr-tb"/>
    </style:style>
    <style:style style:name="MP4" style:family="paragraph" style:parent-style-name="Table_20_Contents">
      <style:text-properties fo:color="#ffffff" loext:opacity="100%" style:font-name="Oswald" fo:font-size="12pt" fo:font-weight="bold" officeooo:rsid="001fe16d" officeooo:paragraph-rsid="001fe16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ffffff" loext:opacity="100%" style:font-name="Oswald" fo:font-weight="bold" style:font-weight-asian="bold" style:font-weight-complex="bold"/>
    </style:style>
    <style:style style:name="MP6" style:family="paragraph" style:parent-style-name="Table_20_Contents">
      <style:text-properties fo:color="#ffffff" loext:opacity="100%" style:font-name="Oswald" fo:font-weight="bold" officeooo:rsid="0021474a" officeooo:paragraph-rsid="0021474a" style:font-weight-asian="bold" style:font-weight-complex="bold"/>
    </style:style>
    <style:style style:name="MP7" style:family="paragraph" style:parent-style-name="Table_20_Contents">
      <style:text-properties fo:color="#ffffff" loext:opacity="100%" style:font-name="Oswald" officeooo:rsid="0021474a" officeooo:paragraph-rsid="0021474a"/>
    </style:style>
    <style:style style:name="MP8" style:family="paragraph" style:parent-style-name="Table_20_Contents">
      <style:paragraph-properties fo:text-align="end" style:justify-single-word="false"/>
      <style:text-properties fo:color="#afdfe4" loext:opacity="100%" style:font-name="Oswald" fo:font-size="30pt" fo:font-weight="bold" style:font-size-asian="30pt" style:font-weight-asian="bold" style:font-size-complex="30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fo:color="#ffffff" loext:opacity="100%" style:font-name="Oswald" fo:font-weight="bold" officeooo:rsid="0021474a" officeooo:paragraph-rsid="0021474a" style:font-weight-asian="bold" style:font-weight-complex="bold"/>
    </style:style>
    <style:style style:name="MP10" style:family="paragraph" style:parent-style-name="Table_20_Contents">
      <style:text-properties style:font-name="Oswald"/>
    </style:style>
    <style:style style:name="MP11" style:family="paragraph" style:parent-style-name="Table_20_Contents">
      <style:text-properties fo:color="#77787b" loext:opacity="100%" style:font-name="Oswald" fo:font-size="10pt" fo:font-weight="bold" officeooo:rsid="003ad086" officeooo:paragraph-rsid="003ad086" style:font-size-asian="10pt" style:font-weight-asian="bold" style:font-size-complex="10pt" style:font-weight-complex="bold"/>
    </style:style>
    <style:style style:name="MP12" style:family="paragraph" style:parent-style-name="Table_20_Contents">
      <style:text-properties fo:color="#77787b" loext:opacity="100%" style:font-name="Oswald" fo:font-size="9pt" fo:font-weight="normal" officeooo:rsid="003ad086" officeooo:paragraph-rsid="003ad086" style:font-size-asian="9pt" style:font-weight-asian="normal" style:font-size-complex="9pt" style:font-weight-complex="normal"/>
    </style:style>
    <style:style style:name="MT1" style:family="text">
      <style:text-properties officeooo:rsid="0021474a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draw:fill="solid" draw:fill-color="#26313d" draw:textarea-horizontal-align="left" draw:textarea-vertical-align="top" draw:auto-grow-height="false" fo:min-height="8.038cm" fo:min-width="20.101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9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998cm" fo:margin-left="0cm" fo:margin-right="0cm" fo:margin-top="0.499cm" fo:border-top="0.06pt solid #f1f2f2" fo:border-bottom="none" fo:border-left="none" fo:border-right="none" fo:padding-top="0.45cm" fo:padding-bottom="0.049cm" fo:padding-left="0.049cm" fo:padding-right="0.04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bf_amount_total" text:name="py3o.o.bf_amount_total"/>
          <text:user-field-decl office:value-type="string" office:string-value="bf_date_invoice" text:name="py3o.o.bf_date_invoice"/>
          <text:user-field-decl office:value-type="string" office:string-value="bf_number" text:name="py3o.o.bf_number"/>
          <text:user-field-decl office:value-type="string" office:string-value="bf_data_line_break" text:name="py3o.o.partner_id.bf_data_line_break"/>
          <text:user-field-decl office:value-type="string" office:string-value="bf_display_address_without_company" text:name="py3o.o.partner_id.bf_display_address_without_company"/>
          <text:user-field-decl office:value-type="string" office:string-value="partner_id.display_name" text:name="py3o.o.partner_id.display_name"/>
        </text:user-field-decls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draw:custom-shape text:anchor-type="char" draw:z-index="1" draw:name="Rectangle 5_0" draw:style-name="Mgr1" draw:text-style-name="MP3" svg:width="20.984cm" svg:height="8.497cm" svg:x="-0.991cm" svg:y="-1cm"><text:p/><draw:enhanced-geometry svg:viewBox="0 0 21600 21600" draw:mirror-horizontal="false" draw:mirror-vertical="false" draw:type="rectangle" draw:enhanced-path="M 0 0 L 21600 0 21600 21600 0 21600 0 0 Z N"/></draw:custom-shape>INVOICE</text:p>
              <text:p text:style-name="MP4"><text:span text:style-name="MT1"># </text:span><text:user-field-get text:name="py3o.o.bf_number">bf_number</text:user-field-get></text:p>
            </table:table-cell>
            <table:table-cell table:style-name="Table3.A1" office:value-type="string">
              <text:p text:style-name="MP5"><text:user-field-get text:name="py3o.o.bf_date_invoice">bf_date_invoice</text:user-field-get></text:p>
            </table:table-cell>
          </table:table-row>
          <table:table-row table:style-name="TableLine201761504">
            <table:table-cell table:style-name="Table3.A1" office:value-type="string">
              <text:p text:style-name="MP6">TO</text:p>
              <text:p text:style-name="MP6"><text:user-field-get text:name="py3o.o.partner_id.display_name">partner_id.display_name</text:user-field-get></text:p>
              <text:p text:style-name="MP7"><text:user-field-get text:name="py3o.o.partner_id.bf_display_address_without_company">bf_display_address_without_company</text:user-field-get></text:p>
              <text:p text:style-name="MP7"><text:user-field-get text:name="py3o.o.partner_id.bf_data_line_break">bf_data_line_break</text:user-field-get></text:p>
            </table:table-cell>
            <table:table-cell table:style-name="Table3.A1" office:value-type="string">
              <text:p text:style-name="MP8"><text:user-field-get text:name="py3o.o.bf_amount_total">bf_amount_total</text:user-field-get></text:p>
              <text:p text:style-name="MP9">TOTAL DUE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display_address" text:name="py3o.o.company_id.bf_display_address"/>
          <text:user-field-decl office:value-type="string" office:string-value="email" text:name="py3o.o.company_id.email"/>
          <text:user-field-decl office:value-type="string" office:string-value="phone" text:name="py3o.o.company_id.phone"/>
          <text:user-field-decl office:value-type="string" office:string-value="website" text:name="py3o.o.company_id.website"/>
        </text:user-field-decls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204563904">
            <table:table-cell table:style-name="Table1.A1" office:value-type="string">
              <text:p text:style-name="MP10"><draw:frame draw:style-name="Mfr1" draw:name="py3o.image(o.company_id.logo, 'png', width='1.5cm', height='1.5cm', isb64=True)" text:anchor-type="as-char" svg:y="-0.605cm" svg:width="1.799cm" draw:z-index="3"><draw:text-box fo:min-height="1.799cm"><text:p text:style-name="Frame_20_contents"/></draw:text-box></draw:frame></text:p>
            </table:table-cell>
            <table:table-cell table:style-name="Table1.B1" office:value-type="string">
              <text:p text:style-name="MP11">ADDRSS</text:p>
              <text:p text:style-name="MP12"><text:user-field-get text:name="py3o.o.company_id.bf_display_address">bf_display_address</text:user-field-get></text:p>
            </table:table-cell>
            <table:table-cell table:style-name="Table1.B1" office:value-type="string">
              <text:p text:style-name="MP11">PHONE</text:p>
              <text:p text:style-name="MP12"><text:user-field-get text:name="py3o.o.company_id.phone">phone</text:user-field-get></text:p>
            </table:table-cell>
            <table:table-cell table:style-name="Table1.B1" office:value-type="string">
              <text:p text:style-name="MP11">WEB</text:p>
              <text:p text:style-name="MP12"><text:user-field-get text:name="py3o.o.company_id.email">email</text:user-field-get></text:p>
              <text:p text:style-name="MP12"><text:user-field-get text:name="py3o.o.company_id.website">website</text:user-field-get></text:p>
            </table:table-cell>
          </table:table-row>
        </table:table>
        <text:p text:style-name="MP1"><text:page-count>2</text:page-count>/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4:44:45.278185000</dc:date>
    <meta:editing-duration>PT11H57M12S</meta:editing-duration>
    <meta:editing-cycles>44</meta:editing-cycles>
    <meta:document-statistic meta:table-count="3" meta:image-count="0" meta:object-count="0" meta:page-count="2" meta:paragraph-count="53" meta:word-count="64" meta:character-count="612" meta:non-whitespace-character-count="600"/>
  </office:meta>
</office:document-meta>
</file>